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4.791cm" fo:break-before="auto" style:use-optimal-row-height="true"/>
    </style:style>
    <style:style style:name="ro9" style:family="table-row">
      <style:table-row-properties style:row-height="5.581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5.976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8" style:family="table-cell" style:parent-style-name="Default">
      <style:table-cell-properties fo:background-color="#ffff00"/>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26" style:family="table-cell" style:parent-style-name="Default">
      <style:text-properties fo:language="zxx" fo:country="none" style:language-asian="zxx" style:country-asian="none" style:language-complex="zxx" style:country-complex="none"/>
    </style:style>
    <style:style style:name="ce27"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number-columns-repeated="16376" table:default-cell-style-name="ce21"/>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18" table:number-columns-repeated="2"/>
          <table:table-cell table:style-name="ce18" office:value-type="string" calcext:value-type="string">
            <text:p>META NEA</text:p>
          </table:table-cell>
          <table:table-cell table:style-name="ce18"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18" table:number-columns-repeated="2"/>
          <table:table-cell table:style-name="ce18" office:value-type="string" calcext:value-type="string">
            <text:p>LEVEL NAMES</text:p>
          </table:table-cell>
          <table:table-cell table:style-name="ce18"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22" office:value-type="string" calcext:value-type="string">
            <text:p>The Golden Floor</text:p>
          </table:table-cell>
          <table:table-cell table:style-name="ce22" office:value-type="string" calcext:value-type="string">
            <text:p>MBH10</text:p>
          </table:table-cell>
          <table:table-cell table:style-name="ce22" office:value-type="string" calcext:value-type="string">
            <text:p>This level is exclusively chaingunners, or here: Minigun Zombies. You are also given minigun supplies throughout the level.</text:p>
          </table:table-cell>
          <table:table-cell table:style-name="ce22" office:value-type="string" calcext:value-type="string">
            <text:p>Tanah Mas</text:p>
          </table:table-cell>
          <table:table-cell table:style-name="ce2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22" office:value-type="string" calcext:value-type="string">
            <text:p>Welcome to Technoland</text:p>
          </table:table-cell>
          <table:table-cell table:style-name="ce22" office:value-type="string" calcext:value-type="string">
            <text:p>MBH20</text:p>
          </table:table-cell>
          <table:table-cell table:style-name="ce22" office:value-type="string" calcext:value-type="string">
            <text:p>Level inspired from Atomic Heart’s outside park, complete with Soviet Porno song from Freedoom 2.</text:p>
            <text:p>This episode, mix Computer &amp; Hell textures!</text:p>
          </table:table-cell>
          <table:table-cell table:style-name="ce22" office:value-type="string" calcext:value-type="string">
            <text:p>Selamat Datang di Pulau Tekno</text:p>
          </table:table-cell>
          <table:table-cell table:style-name="ce2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5">
          <table:table-cell office:value-type="string" calcext:value-type="string">
            <text:p>Fertilisius</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office:value-type="string" calcext:value-type="string">
            <text:p>Peternakan</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23" office:value-type="string" calcext:value-type="string">
            <text:p>Valley of Despair</text:p>
          </table:table-cell>
          <table:table-cell table:style-name="ce23" office:value-type="string" calcext:value-type="string">
            <text:p>MBH30</text:p>
          </table:table-cell>
          <table:table-cell table:style-name="ce23" office:value-type="string" calcext:value-type="string">
            <text:p>Bossbrain / Icon of Sin level. Beat the Invader CEO, named Valley of Despair.</text:p>
          </table:table-cell>
          <table:table-cell table:style-name="ce23" office:value-type="string" calcext:value-type="string">
            <text:p>Lembah Kekelaman</text:p>
          </table:table-cell>
          <table:table-cell table:style-name="ce23"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6">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7">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table-cell office:value-type="string" calcext:value-type="string">
            <text:p>Somewhere in desert</text:p>
          </table:table-cell>
          <table:table-cell office:value-type="string" calcext:value-type="string">
            <text:p>T_CA_OUT</text:p>
          </table:table-cell>
          <table:table-cell/>
          <table:table-cell office:value-type="string" calcext:value-type="string">
            <text:p>Gurun entah dimana</text:p>
          </table:table-cell>
          <table:table-cell table:number-columns-repeated="16380"/>
        </table:table-row>
        <table:table-row table:style-name="ro1">
          <table:table-cell office:value-type="string" calcext:value-type="string">
            <text:p>Entered the cave</text:p>
          </table:table-cell>
          <table:table-cell office:value-type="string" calcext:value-type="string">
            <text:p>T_CA_IN</text:p>
          </table:table-cell>
          <table:table-cell/>
          <table:table-cell office:value-type="string" calcext:value-type="string">
            <text:p>Masuk ke goa</text:p>
          </table:table-cell>
          <table:table-cell table:number-columns-repeated="16380"/>
        </table:table-row>
        <table:table-row table:style-name="ro1">
          <table:table-cell office:value-type="string" calcext:value-type="string">
            <text:p>Enjay’s Breakable Glass</text:p>
          </table:table-cell>
          <table:table-cell office:value-type="string" calcext:value-type="string">
            <text:p>T_NJ_BGL</text:p>
          </table:table-cell>
          <table:table-cell/>
          <table:table-cell office:value-type="string" calcext:value-type="string">
            <text:p>Kaca Pecah Belah Enjay</text:p>
          </table:table-cell>
          <table:table-cell table:number-columns-repeated="16380"/>
        </table:table-row>
        <table:table-row table:style-name="ro1" table:number-rows-repeated="33">
          <table:table-cell table:number-columns-repeated="16384"/>
        </table:table-row>
        <table:table-row table:style-name="ro1">
          <table:table-cell table:style-name="ce18" table:number-columns-repeated="2"/>
          <table:table-cell table:style-name="ce18" office:value-type="string" calcext:value-type="string">
            <text:p>EPISODE NAMES</text:p>
          </table:table-cell>
          <table:table-cell table:style-name="ce18"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24" table:number-columns-repeated="2"/>
          <table:table-cell table:style-name="ce27" office:value-type="string" calcext:value-type="string">
            <text:p>CAST NAMES</text:p>
          </table:table-cell>
          <table:table-cell table:style-name="ce24"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18" table:number-columns-repeated="2"/>
          <table:table-cell table:style-name="ce18" office:value-type="string" calcext:value-type="string">
            <text:p>ITEMS</text:p>
          </table:table-cell>
          <table:table-cell table:style-name="ce18"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67">
          <table:table-cell table:number-columns-repeated="16384"/>
        </table:table-row>
        <table:table-row table:style-name="ro1">
          <table:table-cell table:style-name="ce18" table:number-columns-repeated="2"/>
          <table:table-cell table:style-name="ce18" office:value-type="string" calcext:value-type="string">
            <text:p>ENTITY</text:p>
          </table:table-cell>
          <table:table-cell table:style-name="ce18"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DAMAGE</text:p>
          </table:table-cell>
          <table:table-cell table:style-name="ce18"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NTER TEXT</text:p>
          </table:table-cell>
          <table:table-cell table:style-name="ce18"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8">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8">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9">
          <table:table-cell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office:value-type="string" calcext:value-type="string">
            <text:p>ENTERSLTSULT</text:p>
          </table:table-cell>
          <table:table-cell/>
          <table:table-cell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number-columns-repeated="16380"/>
        </table:table-row>
        <table:table-row table:style-name="ro1" table:number-rows-repeated="2">
          <table:table-cell table:number-columns-repeated="16384"/>
        </table:table-row>
        <table:table-row table:style-name="ro1">
          <table:table-cell table:style-name="ce18" table:number-columns-repeated="2"/>
          <table:table-cell table:style-name="ce18" office:value-type="string" calcext:value-type="string">
            <text:p>EXIT TEXT</text:p>
          </table:table-cell>
          <table:table-cell table:style-name="ce18" table:number-columns-repeated="16381"/>
        </table:table-row>
        <table:table-row table:style-name="ro10">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7">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1">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6">
          <table:table-cell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office:value-type="string" calcext:value-type="string">
            <text:p>EXITSLTSULT</text:p>
          </table:table-cell>
          <table:table-cell/>
          <table:table-cell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number-columns-repeated="16380"/>
        </table:table-row>
        <table:table-row table:style-name="ro1" table:number-rows-repeated="29">
          <table:table-cell table:number-columns-repeated="16384"/>
        </table:table-row>
        <table:table-row table:style-name="ro1">
          <table:table-cell table:style-name="ce18" table:number-columns-repeated="2"/>
          <table:table-cell table:style-name="ce18" office:value-type="string" calcext:value-type="string">
            <text:p>DIALOG</text:p>
          </table:table-cell>
          <table:table-cell table:style-name="ce18"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5">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6">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7">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10">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7">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25" table:number-columns-repeated="2"/>
          <table:table-cell table:style-name="ce25" office:value-type="string" calcext:value-type="string">
            <text:p>NAME DIALOG</text:p>
          </table:table-cell>
          <table:table-cell table:style-name="ce25"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25" table:number-columns-repeated="2"/>
          <table:table-cell table:style-name="ce25" office:value-type="string" calcext:value-type="string">
            <text:p>ENTERED DIALOG</text:p>
          </table:table-cell>
          <table:table-cell table:style-name="ce25" table:number-columns-repeated="16381"/>
        </table:table-row>
        <table:table-row table:style-name="ro7">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5">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RANDOM</text:p>
          </table:table-cell>
          <table:table-cell table:style-name="ce18"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18" table:number-columns-repeated="2"/>
          <table:table-cell table:style-name="ce18" office:value-type="string" calcext:value-type="string">
            <text:p>Game Strings</text:p>
          </table:table-cell>
          <table:table-cell table:style-name="ce18"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Menu Strings</text:p>
          </table:table-cell>
          <table:table-cell table:style-name="ce18"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18" table:number-columns-repeated="2"/>
          <table:table-cell table:style-name="ce18" office:value-type="string" calcext:value-type="string">
            <text:p>QUIT MESSAGES</text:p>
          </table:table-cell>
          <table:table-cell table:style-name="ce18"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6"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2">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3">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3">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2">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4">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6">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3">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7">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3">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7">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7">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6">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6">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0">00/00/0000</text:date>, <text:time style:data-style-name="N2" text:time-value="21:35:22.8445355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0T23:05:16.360025600</dc:date>
    <meta:editing-duration>P20DT23H51S</meta:editing-duration>
    <meta:editing-cycles>509</meta:editing-cycles>
    <dc:description>Translation file for Lah-Mboh Mod</dc:description>
    <dc:rights>Perkedel Technologies</dc:rights>
    <dc:title>Lah-Mboh Doom mod translation</dc:title>
    <meta:document-statistic meta:table-count="1" meta:cell-count="985" meta:object-count="0"/>
  </office:meta>
</office:document-meta>
</file>